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73cm"/>
    </style:style>
    <style:style style:name="co3" style:family="table-column">
      <style:table-column-properties fo:break-before="auto" style:column-width="2.72cm"/>
    </style:style>
    <style:style style:name="co4" style:family="table-column">
      <style:table-column-properties fo:break-before="auto" style:column-width="4.0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b2b2b2"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t Name</text:p>
          </table:table-cell>
          <table:table-cell table:style-name="ce1" office:value-type="string">
            <text:p>Wire length (mm)</text:p>
          </table:table-cell>
          <table:table-cell table:style-name="ce1" office:value-type="string">
            <text:p>Print Time (s)</text:p>
          </table:table-cell>
          <table:table-cell table:style-name="ce1" office:value-type="string">
            <text:p>Print Time (hh:mm:ss)</text:p>
          </table:table-cell>
          <table:table-cell table:number-columns-repeated="2"/>
        </table:table-row>
        <table:table-row table:style-name="ro1">
          <table:table-cell office:value-type="string">
            <text:p>Base-1</text:p>
          </table:table-cell>
          <table:table-cell office:value-type="float" office:value="2527">
            <text:p>2527</text:p>
          </table:table-cell>
          <table:table-cell table:formula="of:=(31 * 60) + 46" office:value-type="float" office:value="1906">
            <text:p>1906</text:p>
          </table:table-cell>
          <table:table-cell table:formula="of:=TIME(QUOTIENT([.C2];3600);QUOTIENT(MOD([.C2];3600); 60);MOD([.C2];60))" office:value-type="time" office:time-value="PT00H31M46S">
            <text:p>00:31:46</text:p>
          </table:table-cell>
          <table:table-cell table:number-columns-repeated="2"/>
        </table:table-row>
        <table:table-row table:style-name="ro1">
          <table:table-cell office:value-type="string">
            <text:p>Base-2</text:p>
          </table:table-cell>
          <table:table-cell office:value-type="float" office:value="2527">
            <text:p>2527</text:p>
          </table:table-cell>
          <table:table-cell table:formula="of:=(31 * 60) + 46" office:value-type="float" office:value="1906">
            <text:p>1906</text:p>
          </table:table-cell>
          <table:table-cell table:formula="of:=TIME(QUOTIENT([.C3];3600);QUOTIENT(MOD([.C3];3600); 60);MOD([.C3];60))" office:value-type="time" office:time-value="PT00H31M46S">
            <text:p>00:31:46</text:p>
          </table:table-cell>
          <table:table-cell table:number-columns-repeated="2"/>
        </table:table-row>
        <table:table-row table:style-name="ro1">
          <table:table-cell office:value-type="string">
            <text:p>Base-3</text:p>
          </table:table-cell>
          <table:table-cell office:value-type="float" office:value="2527">
            <text:p>2527</text:p>
          </table:table-cell>
          <table:table-cell table:formula="of:=(31 * 60) + 45" office:value-type="float" office:value="1905">
            <text:p>1905</text:p>
          </table:table-cell>
          <table:table-cell table:formula="of:=TIME(QUOTIENT([.C4];3600);QUOTIENT(MOD([.C4];3600); 60);MOD([.C4];60))" office:value-type="time" office:time-value="PT00H31M45S">
            <text:p>00:31:45</text:p>
          </table:table-cell>
          <table:table-cell table:number-columns-repeated="2"/>
        </table:table-row>
        <table:table-row table:style-name="ro1">
          <table:table-cell office:value-type="string">
            <text:p>Base-4</text:p>
          </table:table-cell>
          <table:table-cell office:value-type="float" office:value="2527">
            <text:p>2527</text:p>
          </table:table-cell>
          <table:table-cell table:formula="of:=(31 * 60) + 45" office:value-type="float" office:value="1905">
            <text:p>1905</text:p>
          </table:table-cell>
          <table:table-cell table:formula="of:=TIME(QUOTIENT([.C5];3600);QUOTIENT(MOD([.C5];3600); 60);MOD([.C5];60))" office:value-type="time" office:time-value="PT00H31M45S">
            <text:p>00:31:45</text:p>
          </table:table-cell>
          <table:table-cell table:number-columns-repeated="2"/>
        </table:table-row>
        <table:table-row table:style-name="ro1">
          <table:table-cell office:value-type="string">
            <text:p>Top-1</text:p>
          </table:table-cell>
          <table:table-cell office:value-type="float" office:value="5002">
            <text:p>5002</text:p>
          </table:table-cell>
          <table:table-cell table:formula="of:=3600+ (60 + 1) + 53" office:value-type="float" office:value="3714">
            <text:p>3714</text:p>
          </table:table-cell>
          <table:table-cell table:formula="of:=TIME(QUOTIENT([.C6];3600);QUOTIENT(MOD([.C6];3600); 60);MOD([.C6];60))" office:value-type="time" office:time-value="PT01H01M54S">
            <text:p>01:01:54</text:p>
          </table:table-cell>
          <table:table-cell table:number-columns-repeated="2"/>
        </table:table-row>
        <table:table-row table:style-name="ro1">
          <table:table-cell office:value-type="string">
            <text:p>Top-2</text:p>
          </table:table-cell>
          <table:table-cell office:value-type="float" office:value="4937">
            <text:p>4937</text:p>
          </table:table-cell>
          <table:table-cell office:value-type="float" office:value="3602">
            <text:p>3602</text:p>
          </table:table-cell>
          <table:table-cell table:formula="of:=TIME(QUOTIENT([.C7];3600);QUOTIENT(MOD([.C7];3600); 60);MOD([.C7];60))" office:value-type="time" office:time-value="PT01H00M02S">
            <text:p>01:00:02</text:p>
          </table:table-cell>
          <table:table-cell table:number-columns-repeated="2"/>
        </table:table-row>
        <table:table-row table:style-name="ro1">
          <table:table-cell office:value-type="string">
            <text:p>Top-3</text:p>
          </table:table-cell>
          <table:table-cell office:value-type="float" office:value="3420">
            <text:p>3420</text:p>
          </table:table-cell>
          <table:table-cell table:formula="of:=(41 * 60) + 14" office:value-type="float" office:value="2474">
            <text:p>2474</text:p>
          </table:table-cell>
          <table:table-cell table:formula="of:=TIME(QUOTIENT([.C8];3600);QUOTIENT(MOD([.C8];3600); 60);MOD([.C8];60))" office:value-type="time" office:time-value="PT00H41M14S">
            <text:p>00:41:14</text:p>
          </table:table-cell>
          <table:table-cell table:number-columns-repeated="2"/>
        </table:table-row>
        <table:table-row table:style-name="ro1">
          <table:table-cell office:value-type="string">
            <text:p>Top-4</text:p>
          </table:table-cell>
          <table:table-cell office:value-type="float" office:value="3416">
            <text:p>3416</text:p>
          </table:table-cell>
          <table:table-cell table:formula="of:=(41*60) +13" office:value-type="float" office:value="2473">
            <text:p>2473</text:p>
          </table:table-cell>
          <table:table-cell table:formula="of:=TIME(QUOTIENT([.C9];3600);QUOTIENT(MOD([.C9];3600); 60);MOD([.C9];60))" office:value-type="time" office:time-value="PT00H41M13S">
            <text:p>00:41:1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Total</text:p>
          </table:table-cell>
          <table:table-cell table:style-name="ce3" table:formula="of:=SUM([.B2:.B10])" office:value-type="float" office:value="26883">
            <text:p>26883</text:p>
          </table:table-cell>
          <table:table-cell table:style-name="ce3" table:formula="of:=SUM([.C2:.C9])" office:value-type="float" office:value="19885">
            <text:p>19885</text:p>
          </table:table-cell>
          <table:table-cell table:style-name="ce3" table:formula="of:=TIME(QUOTIENT([.C11];3600);QUOTIENT(MOD([.C11];3600); 60);MOD([.C11];60))" office:value-type="time" office:time-value="PT05H31M25S">
            <text:p>05:31:25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9">19/10/2018</text:date>, <text:time>11:3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8-10-19T10:59:13.72</meta:creation-date>
    <dc:date>2018-10-19T11:38:51.72</dc:date>
    <dc:creator>Vignesh Sridharan</dc:creator>
    <meta:editing-duration>PT6M46S</meta:editing-duration>
    <meta:editing-cycles>1</meta:editing-cycles>
    <meta:document-statistic meta:table-count="3" meta:cell-count="40" meta:object-count="0"/>
    <meta:generator>OpenOffice/4.1.5$Win32 OpenOffice.org_project/415m1$Build-9789</meta:generator>
  </office:meta>
</office:document-meta>
</file>